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cm" svg:stroke-color="#168253" draw:marker-start-width="0.95cm" draw:marker-end-width="0.95cm" draw:stroke-linejoin="miter" draw:fill="solid" draw:fill-color="#dee6ef" draw:textarea-horizontal-align="justify" draw:textarea-vertical-align="middle" draw:auto-grow-height="false" fo:min-height="0.276cm" fo:min-width="4.25cm" fo:padding-top="0.375cm" fo:padding-bottom="0.375cm" fo:padding-left="0.5cm" fo:padding-right="0.5cm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svg:stroke-width="0.5cm" svg:stroke-color="#168253" draw:marker-start-width="0.95cm" draw:marker-end-width="0.9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375cm" fo:padding-bottom="0.375cm" fo:padding-left="0.5cm" fo:padding-right="0.5cm" loext:decorative="false"/>
    </style:style>
    <style:style style:name="gr4" style:family="graphic" style:parent-style-name="objectwithoutfill">
      <style:graphic-properties svg:stroke-color="#168253" draw:fill="none" draw:textarea-vertical-align="middle" loext:decorative="false"/>
    </style:style>
    <style:style style:name="gr5" style:family="graphic" style:parent-style-name="objectwithoutfill">
      <style:graphic-properties svg:stroke-width="0.5cm" svg:stroke-color="#168253" draw:marker-start-width="0.95cm" draw:marker-end-width="0.95cm" draw:stroke-linejoin="bevel" svg:stroke-linecap="round" draw:fill="none" draw:textarea-vertical-align="middle" fo:padding-top="0.375cm" fo:padding-bottom="0.375cm" fo:padding-left="0.5cm" fo:padding-right="0.5cm" loext:decorative="false"/>
    </style:style>
    <style:style style:name="gr6" style:family="graphic" style:parent-style-name="standard">
      <style:graphic-properties draw:stroke="solid" svg:stroke-width="0.15cm" svg:stroke-color="#168253" draw:marker-start-width="1.18cm" draw:marker-end-width="1.18cm" svg:stroke-linecap="round" draw:fill="solid" draw:fill-color="#168253" loext:fill-use-slide-background="false" draw:opacity="100%" draw:textarea-horizontal-align="justify" draw:textarea-vertical-align="middle" draw:auto-grow-height="false" fo:min-height="1.372cm" fo:min-width="1.122cm" fo:padding-top="0.45cm" fo:padding-bottom="0.45cm" fo:padding-left="0.575cm" fo:padding-right="0.575cm" draw:shadow="hidden" loext:decorative="false"/>
    </style:style>
    <style:style style:name="gr7" style:family="graphic" style:parent-style-name="objectwithoutfill">
      <style:graphic-properties svg:stroke-width="0.5cm" svg:stroke-color="#168253" draw:marker-start-width="0.96cm" draw:marker-end-width="0.96cm" svg:stroke-linecap="round" draw:fill="none" draw:textarea-vertical-align="middle" fo:padding-top="0.375cm" fo:padding-bottom="0.375cm" fo:padding-left="0.5cm" fo:padding-right="0.5cm" loext:decorative="false"/>
    </style:style>
    <style:style style:name="gr8" style:family="graphic" style:parent-style-name="standard">
      <style:graphic-properties svg:stroke-color="#168253" draw:fill-color="#168253" draw:textarea-horizontal-align="justify" draw:textarea-vertical-align="middle" draw:auto-grow-height="false" fo:min-height="0.015cm" fo:min-width="0cm" loext:decorative="false"/>
    </style:style>
    <style:style style:name="gr9" style:family="graphic" style:parent-style-name="standard" style:list-style-name="L2">
      <style:graphic-properties draw:stroke="solid" draw:stroke-dash="Dashed_20__28_var_29__20_2" svg:stroke-width="0.5cm" svg:stroke-color="#168253" draw:marker-start="" draw:marker-start-width="0.91cm" draw:marker-start-center="false" draw:marker-end="" draw:marker-end-width="0.91cm" draw:marker-end-center="false" svg:stroke-linecap="round" draw:fill="solid" draw:fill-color="#dee6ef" draw:textarea-horizontal-align="justify" draw:textarea-vertical-align="middle" draw:auto-grow-height="false" fo:min-height="6.78cm" fo:min-width="7.275cm" fo:padding-top="0.36cm" fo:padding-bottom="0.36cm" fo:padding-left="0.485cm" fo:padding-right="0.48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cm" svg:stroke-color="#168253" draw:marker-start-width="0.95cm" draw:marker-end-width="0.95cm" svg:stroke-linecap="round" draw:fill="solid" draw:fill-color="#168253" loext:fill-use-slide-background="false" draw:opacity="100%" draw:textarea-horizontal-align="justify" draw:textarea-vertical-align="middle" draw:auto-grow-height="false" fo:min-height="2.58cm" fo:min-width="7.28cm" fo:padding-top="0.375cm" fo:padding-bottom="0.375cm" fo:padding-left="0.5cm" fo:padding-right="0.5cm" draw:shadow="hidden" loext:decorative="false"/>
    </style:style>
    <style:style style:name="gr11" style:family="graphic" style:parent-style-name="objectwithoutfill">
      <style:graphic-properties svg:stroke-width="1cm" svg:stroke-color="#ffffff" draw:marker-start-width="1.7cm" draw:marker-end-width="1.7cm" svg:stroke-linecap="round" draw:fill="none" draw:textarea-vertical-align="middle" fo:padding-top="0.625cm" fo:padding-bottom="0.625cm" fo:padding-left="0.75cm" fo:padding-right="0.75cm" draw:shadow="hidden" loext:decorative="false"/>
    </style:style>
    <style:style style:name="gr12" style:family="graphic" style:parent-style-name="objectwithoutfill">
      <style:graphic-properties svg:stroke-width="0.5cm" svg:stroke-color="#168253" draw:marker-start-width="0.95cm" draw:marker-end-width="0.95cm" svg:stroke-linecap="round" draw:fill="none" draw:textarea-vertical-align="middle" fo:padding-top="0.375cm" fo:padding-bottom="0.375cm" fo:padding-left="0.5cm" fo:padding-right="0.5cm" draw:shadow="hidden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3cm" fo:min-width="0cm" loext:decorative="false"/>
      <style:paragraph-properties style:writing-mode="lr-tb"/>
    </style:style>
    <style:style style:name="gr14" style:family="graphic" style:parent-style-name="standard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000000" draw:secondary-fill-color="#d4ea6b" draw:opacity="100%" draw:textarea-horizontal-align="center" draw:textarea-vertical-align="middle" draw:auto-grow-height="false" draw:fit-to-size="false" style:shrink-to-fit="false" fo:min-height="3.088cm" fo:min-width="3.239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168253" draw:opacity="100%"/>
      <style:paragraph-properties fo:text-align="center"/>
    </style:style>
    <style:style style:name="P4" style:family="paragraph">
      <loext:graphic-properties draw:fill-color="#168253"/>
      <style:paragraph-properties fo:text-align="center"/>
    </style:style>
    <style:style style:name="P5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 draw:fill-color="#ffffff"/>
      <style:paragraph-properties fo:margin-top="0.42cm" fo:margin-bottom="0.35cm"/>
      <style:text-properties fo:font-size="28pt" style:font-size-asian="10pt" style:font-size-complex="10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9" style:family="paragraph">
      <loext:graphic-properties draw:fill="solid" draw:fill-color="#000000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size="28pt" style:font-size-asian="10pt" style:font-size-complex="10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6cm" svg:height="2.05cm" svg:x="12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g draw:style-name="gr2">
          <draw:polygon draw:style-name="gr3" draw:text-style-name="P1" draw:layer="layout" svg:width="8.249cm" svg:height="11.999cm" svg:x="19.75cm" svg:y="4.95cm" svg:viewBox="0 0 8250 12000" draw:points="0,12000 0,0 8250,0 8250,12000">
            <text:p/>
          </draw:polygon>
          <draw:line draw:style-name="gr4" draw:text-style-name="P2" draw:layer="layout" svg:x1="21.25cm" svg:y1="7.2cm" svg:x2="26.5cm" svg:y2="7.2cm">
            <text:p/>
          </draw:line>
          <draw:line draw:style-name="gr5" draw:text-style-name="P2" draw:layer="layout" svg:x1="21.25cm" svg:y1="7.2cm" svg:x2="26.5cm" svg:y2="7.2cm">
            <text:p/>
          </draw:line>
          <draw:line draw:style-name="gr5" draw:text-style-name="P2" draw:layer="layout" svg:x1="21.25cm" svg:y1="8.7cm" svg:x2="26.5cm" svg:y2="8.7cm">
            <text:p/>
          </draw:line>
          <draw:line draw:style-name="gr5" draw:text-style-name="P2" draw:layer="layout" svg:x1="21.25cm" svg:y1="10.2cm" svg:x2="26.5cm" svg:y2="10.2cm">
            <text:p/>
          </draw:line>
          <draw:line draw:style-name="gr5" draw:text-style-name="P2" draw:layer="layout" svg:x1="21.25cm" svg:y1="11.7cm" svg:x2="26.5cm" svg:y2="11.7cm">
            <text:p/>
          </draw:line>
          <draw:line draw:style-name="gr5" draw:text-style-name="P2" draw:layer="layout" svg:x1="21.25cm" svg:y1="13.2cm" svg:x2="26.5cm" svg:y2="13.2cm">
            <text:p/>
          </draw:line>
          <draw:line draw:style-name="gr5" draw:text-style-name="P2" draw:layer="layout" svg:x1="21.25cm" svg:y1="14.7cm" svg:x2="26.5cm" svg:y2="14.7cm">
            <text:p/>
          </draw:line>
          <draw:line draw:style-name="gr5" draw:text-style-name="P2" draw:layer="layout" svg:x1="21.25cm" svg:y1="10.2cm" svg:x2="26.5cm" svg:y2="10.2cm">
            <text:p/>
          </draw:line>
          <draw:polygon draw:style-name="gr3" draw:text-style-name="P1" draw:layer="layout" svg:width="8.249cm" svg:height="11.999cm" svg:x="19.75cm" svg:y="4.95cm" svg:viewBox="0 0 8250 12000" draw:points="0,12000 0,0 8250,0 8250,12000">
            <text:p/>
          </draw:polygon>
          <draw:line draw:style-name="gr5" draw:text-style-name="P2" draw:layer="layout" svg:x1="21.25cm" svg:y1="10.2cm" svg:x2="26.5cm" svg:y2="10.2cm">
            <text:p/>
          </draw:line>
          <draw:line draw:style-name="gr5" draw:text-style-name="P2" draw:layer="layout" svg:x1="21.25cm" svg:y1="11.7cm" svg:x2="26.5cm" svg:y2="11.7cm">
            <text:p/>
          </draw:line>
          <draw:line draw:style-name="gr5" draw:text-style-name="P2" draw:layer="layout" svg:x1="21.25cm" svg:y1="10.2cm" svg:x2="26.5cm" svg:y2="10.2cm">
            <text:p/>
          </draw:line>
          <draw:path draw:style-name="gr6" draw:text-style-name="P3" draw:layer="layout" svg:width="2.062cm" svg:height="1.908cm" svg:x="24.625cm" svg:y="5.888cm" svg:viewBox="0 0 2063 1909" svg:d="M1031 1637c65 0 129-9 191-24s121-38 178-68c56-30 107-66 153-108 45-42 84-90 117-142 32-51 57-107 73-164 17-57 25-116 25-176s-8-119-25-177c-16-57-41-113-73-164-33-52-72-99-117-141-46-42-97-79-153-109-57-30-116-53-178-68s-126-23-191-23c-64 0-129 8-190 23-62 15-122 38-178 68s-107 67-153 109c-45 42-85 89-117 141-32 51-57 107-73 164-17 58-25 117-25 177 0 46 4 91 14 136h-298c-7-45-11-90-11-136 0-84 12-167 35-248 24-80 58-157 103-230 46-72 101-139 164-197 63-59 135-110 214-152 78-42 162-74 248-96 87-21 177-32 267-32 91 0 180 11 267 32l-38 132 38-132c87 22 171 54 249 96s150 93 213 152c64 58 119 125 165 197 45 73 79 150 102 230 24 81 36 164 36 248 0 83-12 166-36 247-23 80-57 157-102 230-46 73-101 139-165 198-63 58-135 109-213 151s-162 74-249 96c-87 21-176 32-267 32z">
            <text:p/>
          </draw:path>
          <draw:line draw:style-name="gr7" draw:text-style-name="P2" draw:layer="layout" svg:x1="25.656cm" svg:y1="7.661cm" svg:x2="25.656cm" svg:y2="8.343cm">
            <text:p/>
          </draw:line>
          <draw:custom-shape draw:style-name="gr8" draw:text-style-name="P4" draw:layer="layout" svg:width="0.375cm" svg:height="0.375cm" svg:x="25.445cm" svg:y="8.77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Database" draw:style-name="gr9" draw:text-style-name="P5" draw:layer="layout" svg:width="8.244cm" svg:height="12cm" svg:x="2.237cm" svg:y="4.991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path draw:style-name="gr10" draw:text-style-name="P3" draw:layer="layout" svg:width="8.618cm" svg:height="1.686cm" svg:x="2.05cm" svg:y="13.993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path draw:style-name="gr10" draw:text-style-name="P3" draw:layer="layout" svg:width="8.618cm" svg:height="1.686cm" svg:x="2.05cm" svg:y="12.494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path draw:style-name="gr10" draw:text-style-name="P3" draw:layer="layout" svg:width="8.618cm" svg:height="1.686cm" svg:x="2.049cm" svg:y="10.994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path draw:style-name="gr10" draw:text-style-name="P3" draw:layer="layout" svg:width="8.618cm" svg:height="1.686cm" svg:x="2.05cm" svg:y="9.495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path draw:style-name="gr10" draw:text-style-name="P3" draw:layer="layout" svg:width="8.618cm" svg:height="1.686cm" svg:x="2.049cm" svg:y="7.996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line draw:style-name="gr11" draw:text-style-name="P2" draw:layer="layout" svg:x1="6.546cm" svg:y1="14.367cm" svg:x2="8.045cm" svg:y2="15.866cm">
          <text:p/>
        </draw:line>
        <draw:line draw:style-name="gr11" draw:text-style-name="P2" draw:layer="layout" svg:x1="8.045cm" svg:y1="15.866cm" svg:x2="9.544cm" svg:y2="12.868cm">
          <text:p/>
        </draw:line>
        <draw:line draw:style-name="gr12" draw:text-style-name="P2" draw:layer="layout" svg:x1="6.546cm" svg:y1="14.367cm" svg:x2="8.045cm" svg:y2="15.866cm">
          <text:p/>
        </draw:line>
        <draw:line draw:style-name="gr12" draw:text-style-name="P2" draw:layer="layout" svg:x1="8.045cm" svg:y1="15.866cm" svg:x2="9.544cm" svg:y2="12.868cm">
          <text:p/>
        </draw:line>
        <draw:frame draw:style-name="gr13" draw:text-style-name="P7" draw:layer="layout" svg:width="4.37cm" svg:height="2.453cm" svg:x="4.15cm" svg:y="5.935cm">
          <draw:text-box>
            <text:p text:style-name="P6"><text:span text:style-name="T1">requests </text:span></text:p>
          </draw:text-box>
        </draw:frame>
        <draw:custom-shape draw:style-name="gr14" draw:text-style-name="P9" draw:layer="layout" svg:width="3.765cm" svg:height="3.373cm" svg:x="2.524cm" svg:y="12.156cm">
          <text:p text:style-name="P8"><text:span text:style-name="T2">R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5T13:40:05.862000000</meta:creation-date>
    <meta:editing-duration>PT3H41M16S</meta:editing-duration>
    <meta:editing-cycles>11</meta:editing-cycles>
    <meta:generator>LibreOffice/25.2.7.2$Windows_X86_64 LibreOffice_project/5cbfd1ab6520636bb5f7b99185aa69bd7456825d</meta:generator>
    <dc:date>2026-01-06T14:17:46.878926800</dc:date>
    <meta:document-statistic meta:object-count="30"/>
  </office:meta>
</office:document-meta>
</file>